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-color="#ffffff" draw:opacity="50%" draw:opacity-name="" draw:textarea-horizontal-align="justify" draw:textarea-vertical-align="middle" draw:auto-grow-height="false" fo:min-height="10.75cm" fo:min-width="11cm"/>
    </style:style>
    <style:style style:name="pr1" style:family="presentation" style:parent-style-name="Blue_5f_Curve-title">
      <style:graphic-properties draw:fill-color="#8d1d75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8d1d75"/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009bdd" loext:opacity="100%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009bdd" loext:opacity="100%" fo:font-size="30pt" style:font-size-asian="30pt" style:font-size-complex="3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50953" loext:opacity="100%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50953" loext:opacity="100%" style:text-position="-8% 58%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3465a4" loext:opacity="100%" fo:font-size="20pt" style:font-size-asian="20pt" style:font-size-complex="20pt"/>
    </style:style>
    <style:style style:name="P14" style:family="paragraph">
      <style:paragraph-properties fo:text-align="center"/>
      <style:text-properties fo:color="#dd4100" loext:opacity="100%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fo:color="#dd4100" loext:opacity="100%" fo:font-size="20pt" style:font-size-asian="20pt" style:font-size-complex="20p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margin-left="0cm" fo:margin-right="0cm" fo:margin-top="0.3cm" fo:margin-bottom="0cm" fo:text-indent="0cm"/>
    </style:style>
    <style:style style:name="P18" style:family="paragraph">
      <style:text-properties fo:font-variant="normal" fo:text-transform="none" style:text-line-through-style="none" style:text-line-through-type="none" style:text-underline-style="none" style:text-overline-style="none" style:text-overline-color="font-color"/>
    </style:style>
    <style:style style:name="P19" style:family="paragraph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underline-style="none" style:text-overline-style="none" style:text-overline-color="font-color"/>
    </style:style>
    <style:style style:name="P20" style:family="paragraph">
      <style:paragraph-properties style:writing-mode="lr-tb"/>
      <style:text-properties fo:font-variant="normal" fo:text-transform="none" fo:color="#ffffff" loext:opacity="90%" style:text-line-through-style="none" style:text-line-through-type="none" style:text-position="-8% 58%" style:text-underline-style="none" style:text-overline-style="none" style:text-overline-color="font-color"/>
    </style:style>
    <style:style style:name="P21" style:family="paragraph">
      <loext:graphic-properties draw:fill-color="#ffffff" draw:opacity="50%"/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374cm" fo:margin-bottom="0cm" fo:text-indent="0cm"/>
    </style:style>
    <style:style style:name="P24" style:family="paragraph">
      <loext:graphic-properties draw:fill-color="#ffffff"/>
    </style:style>
    <style:style style:name="T1" style:family="text">
      <style:text-properties fo:color="#009bdd" loext:opacity="100%" fo:font-size="30pt" style:font-size-asian="30pt" style:font-size-complex="30pt"/>
    </style:style>
    <style:style style:name="T2" style:family="text">
      <style:text-properties fo:color="#dd4100" loext:opacity="100%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650953" loext:opacity="100%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3465a4" loext:opacity="100%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color="#650953" loext:opacity="100%" fo:font-size="20pt" style:font-size-asian="20pt" style:font-size-complex="20pt"/>
    </style:style>
    <style:style style:name="T7" style:family="text">
      <style:text-properties fo:color="#3465a4" loext:opacity="100%" fo:font-size="20pt" style:font-size-asian="20pt" style:font-size-complex="20pt"/>
    </style:style>
    <style:style style:name="T8" style:family="text">
      <style:text-properties fo:color="#dd4100" loext:opacity="100%" fo:font-size="20pt" style:font-size-asian="20pt" style:font-size-complex="20pt"/>
    </style:style>
    <style:style style:name="T9" style:family="text">
      <style:text-properties fo:color="#dd4100" loext:opacity="100%"/>
    </style:style>
    <style:style style:name="T10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underline-style="none" style:text-overline-style="none" style:text-overline-color="font-color"/>
    </style:style>
    <style:style style:name="T13" style:family="text">
      <style:text-properties fo:font-variant="normal" fo:text-transform="none" fo:color="#dd4100" loext:opacity="100%" style:text-line-through-style="none" style:text-line-through-type="none" style:text-underline-style="none" style:text-overline-style="none" style:text-overline-color="font-color"/>
    </style:style>
    <style:style style:name="T14" style:family="text">
      <style:text-properties fo:color="#77caee" loext:opacity="100%"/>
    </style:style>
    <style:style style:name="T15" style:family="text">
      <style:text-properties fo:color="#650953" loext:opacity="100%"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dd4100" loext:opacity="100%" fo:font-style="normal" style:font-style-asian="normal" style:font-style-complex="normal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d4100" loext:opacity="100%" fo:font-weight="bold" style:font-weight-asian="bold" style:font-weight-complex="bold"/>
    </style:style>
    <style:style style:name="T20" style:family="text">
      <style:text-properties fo:color="#dd4100" loext:opacity="100%" fo:background-color="#ffffa6"/>
    </style:style>
    <style:style style:name="T21" style:family="text">
      <style:text-properties fo:color="#dd4100" loext:opacity="100%" fo:background-color="#dee6ef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d5c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omas Leyh: Impl. Cast Calculus</presentation:footer-decl>
      <presentation:date-time-decl presentation:name="dtd1" presentation:source="fixed">21.04.2022</presentation:date-time-decl>
      <presentation:date-time-decl presentation:name="dtd2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3cm" svg:x="1cm" svg:y="5.5cm" presentation:class="title" presentation:user-transformed="true">
          <draw:text-box>
            <text:p text:style-name="P1">„Implementing Cast Calculus<text:line-break/> for Label Dependent Lambda Calculus“</text:p>
          </draw:text-box>
        </draw:frame>
        <draw:frame draw:style-name="gr1" draw:text-style-name="P4" draw:layer="layout" svg:width="8.5cm" svg:height="1.432cm" svg:x="1cm" svg:y="1.068cm">
          <draw:text-box>
            <text:p text:style-name="P3"><text:span text:style-name="T1">Master’s Thesis</text:span></text:p>
          </draw:text-box>
        </draw:frame>
        <draw:frame draw:style-name="gr1" draw:text-style-name="P6" draw:layer="layout" svg:width="7.5cm" svg:height="1.432cm" svg:x="19.5cm" svg:y="1.068cm">
          <draw:text-box>
            <text:p text:style-name="P5"><text:span text:style-name="T1">Thomas Ley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8" draw:layer="layout" svg:width="26cm" svg:height="1.328cm" svg:x="1cm" svg:y="0.5cm" presentation:class="title" presentation:user-transformed="true">
          <draw:text-box>
            <text:p text:style-name="P1">Etymology of the Term</text:p>
          </draw:text-box>
        </draw:frame>
        <draw:frame draw:style-name="gr3" draw:text-style-name="P9" draw:layer="layout" svg:width="21cm" svg:height="2.301cm" svg:x="3.5cm" svg:y="9.5cm">
          <draw:text-box>
            <text:p><text:span text:style-name="T2">Cast Calculus</text:span><text:span text:style-name="T3"> </text:span><text:span text:style-name="T4">Label Dependent</text:span><text:span text:style-name="T3"> </text:span><text:span text:style-name="T5">Lambda Calculus</text:span></text:p>
          </draw:text-box>
        </draw:frame>
        <draw:frame draw:style-name="gr4" draw:text-style-name="P11" draw:layer="layout" svg:width="6.5cm" svg:height="1.038cm" svg:x="10cm" svg:y="6.962cm">
          <draw:text-box>
            <text:p text:style-name="P10"><text:span text:style-name="T6">Dependent Types</text:span></text:p>
          </draw:text-box>
        </draw:frame>
        <draw:frame draw:style-name="gr4" draw:text-style-name="P12" draw:layer="layout" svg:width="6.5cm" svg:height="1.038cm" svg:x="10cm" svg:y="4.924cm">
          <draw:text-box>
            <text:p text:style-name="P10"><text:span text:style-name="T6">Type Systems</text:span></text:p>
          </draw:text-box>
        </draw:frame>
        <draw:frame draw:style-name="gr4" draw:text-style-name="P13" draw:layer="layout" svg:width="7.5cm" svg:height="1.038cm" svg:x="16.5cm" svg:y="4.924cm">
          <draw:text-box>
            <text:p text:style-name="P10"><text:span text:style-name="T7">Computation Models</text:span></text:p>
          </draw:text-box>
        </draw:frame>
        <draw:frame draw:style-name="gr4" draw:text-style-name="P13" draw:layer="layout" svg:width="7.5cm" svg:height="1.038cm" svg:x="16.5cm" svg:y="6.924cm">
          <draw:text-box>
            <text:p text:style-name="P10"><text:span text:style-name="T7">Functional Models</text:span></text:p>
          </draw:text-box>
        </draw:frame>
        <draw:frame draw:style-name="gr5" draw:text-style-name="P15" draw:layer="layout" svg:width="5cm" svg:height="1.038cm" svg:x="4cm" svg:y="6.962cm">
          <draw:text-box>
            <text:p text:style-name="P14"><text:span text:style-name="T8">Type Ca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6" draw:layer="layout" svg:width="26cm" svg:height="1.328cm" svg:x="1cm" svg:y="0.5cm" presentation:class="title">
          <draw:text-box>
            <text:p text:style-name="P1">Lambda Calculus</text:p>
          </draw:text-box>
        </draw:frame>
        <draw:frame presentation:style-name="pr5" draw:text-style-name="P8" draw:layer="layout" svg:width="12.687cm" svg:height="10cm" svg:x="1cm" svg:y="3cm" presentation:class="outline">
          <draw:text-box>
            <text:list text:style-name="L2">
              <text:list-item>
                <text:p>Variables <text:span text:style-name="T9">x</text:span></text:p>
              </text:list-item>
              <text:list-item>
                <text:p>Abstraction <text:span text:style-name="T9">λx.M</text:span></text:p>
                <text:list>
                  <text:list-item>
                    <text:p><text:span text:style-name="T9">λx.x</text:span></text:p>
                  </text:list-item>
                  <text:list-item>
                    <text:p><text:span text:style-name="T9">λx.(x+x)</text:span></text:p>
                  </text:list-item>
                  <text:list-item>
                    <text:p><text:span text:style-name="T10">λx.</text:span><text:span text:style-name="T9">λy.(x+y)</text:span></text:p>
                  </text:list-item>
                </text:list>
              </text:list-item>
              <text:list-item>
                <text:p>Application <text:span text:style-name="T9">M N</text:span></text:p>
                <text:list>
                  <text:list-item>
                    <text:p><text:span text:style-name="T9">λx.(x+x) 5</text:span><text:span text:style-name="T9"><text:tab/></text:span><text:span text:style-name="T9"><text:tab/></text:span><text:span text:style-name="T9">↓ 10</text:span></text:p>
                  </text:list-item>
                  <text:list-item>
                    <text:p text:style-name="P17"><text:span text:style-name="T10">λx.</text:span><text:span text:style-name="T9">λy.(x+y) 5 8</text:span><text:span text:style-name="T9"><text:tab/></text:span><text:span text:style-name="T9">↓ 13</text:span></text:p>
                  </text:list-item>
                </text:list>
              </text:list-item>
            </text:list>
          </draw:text-box>
        </draw:frame>
        <draw:frame presentation:style-name="pr5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6" draw:layer="layout" svg:width="26cm" svg:height="1.328cm" svg:x="1cm" svg:y="0.5cm" presentation:class="title">
          <draw:text-box>
            <text:p text:style-name="P1">Lambda Calculus… <text:span text:style-name="T11">with Types</text:span></text:p>
          </draw:text-box>
        </draw:frame>
        <draw:frame presentation:style-name="pr5" draw:text-style-name="P20" draw:layer="layout" svg:width="12.687cm" svg:height="10cm" svg:x="1cm" svg:y="3cm" presentation:class="outline">
          <draw:text-box>
            <text:list text:style-name="L2">
              <text:list-item>
                <text:p text:style-name="P18"><text:span text:style-name="T12">Variables </text:span><text:span text:style-name="T13">x</text:span></text:p>
              </text:list-item>
              <text:list-item>
                <text:p text:style-name="P18"><text:span text:style-name="T12">Abstraction </text:span><text:span text:style-name="T13">λx.M</text:span></text:p>
                <text:list>
                  <text:list-item>
                    <text:p text:style-name="P18"><text:span text:style-name="T13">λx.x</text:span></text:p>
                  </text:list-item>
                  <text:list-item>
                    <text:p text:style-name="P18"><text:span text:style-name="T13">λx.(x+x)</text:span></text:p>
                  </text:list-item>
                  <text:list-item>
                    <text:p text:style-name="P18"><text:span text:style-name="T10">λx.</text:span><text:span text:style-name="T13">λy.(x+y)</text:span></text:p>
                  </text:list-item>
                </text:list>
              </text:list-item>
              <text:list-item>
                <text:p text:style-name="P18"><text:span text:style-name="T12">Application </text:span><text:span text:style-name="T13">M N</text:span></text:p>
                <text:list>
                  <text:list-item>
                    <text:p text:style-name="P18"><text:span text:style-name="T13">λx.(x+x) 5</text:span><text:span text:style-name="T13"><text:tab/></text:span><text:span text:style-name="T13"><text:tab/></text:span><text:span text:style-name="T13">↓ 10</text:span></text:p>
                  </text:list-item>
                  <text:list-item>
                    <text:p text:style-name="P19"><text:span text:style-name="T10">λx.</text:span><text:span text:style-name="T13">λy.(x+y) 5 8</text:span><text:span text:style-name="T13"><text:tab/></text:span><text:span text:style-name="T13">↓ 13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87cm" svg:height="10cm" svg:x="14.322cm" svg:y="3cm" presentation:class="outline">
          <draw:text-box>
            <text:list text:style-name="L2">
              <text:list-item>
                <text:p>Variables <text:span text:style-name="T9">x</text:span></text:p>
              </text:list-item>
              <text:list-item>
                <text:p><text:span text:style-name="T11">Abstraction</text:span> <text:span text:style-name="T9">λ(x:A).M</text:span></text:p>
                <text:list>
                  <text:list-item>
                    <text:p><text:span text:style-name="T9">λ(x:A).x</text:span></text:p>
                  </text:list-item>
                  <text:list-item>
                    <text:p><text:span text:style-name="T9">λ(x:A).(x+x)</text:span></text:p>
                  </text:list-item>
                  <text:list-item>
                    <text:p><text:span text:style-name="T10">λ(x:A).</text:span><text:span text:style-name="T9">λ(y:A).(x+y)</text:span></text:p>
                  </text:list-item>
                </text:list>
              </text:list-item>
              <text:list-item>
                <text:p>Application <text:span text:style-name="T9">M N</text:span></text:p>
                <text:list>
                  <text:list-item>
                    <text:p><text:span text:style-name="T9">λ(x:A).(x+x) 5</text:span><text:span text:style-name="T9"><text:tab/></text:span><text:span text:style-name="T9"><text:tab/></text:span><text:span text:style-name="T9"><text:tab/></text:span><text:span text:style-name="T9">↓ 10</text:span></text:p>
                  </text:list-item>
                  <text:list-item>
                    <text:p text:style-name="P17"><text:span text:style-name="T10">λ(x:A).</text:span><text:span text:style-name="T9">λ(y:A).(x+y) 5 8</text:span><text:span text:style-name="T9"><text:tab/></text:span><text:span text:style-name="T9">↓ 13</text:span></text:p>
                  </text:list-item>
                </text:list>
              </text:list-item>
            </text:list>
          </draw:text-box>
        </draw:frame>
        <draw:custom-shape draw:style-name="gr6" draw:text-style-name="P21" draw:layer="layout" svg:width="11.5cm" svg:height="11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16" draw:layer="layout" svg:width="26cm" svg:height="1.328cm" svg:x="1cm" svg:y="0.5cm" presentation:class="title">
          <draw:text-box>
            <text:p text:style-name="P1"><text:span text:style-name="T14">Label</text:span> Dependent Type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5">types</text:span> that depend on <text:span text:style-name="T15">values</text:span></text:p>
                <text:list>
                  <text:list-item>
                    <text:p><text:span text:style-name="T16">Types: </text:span><text:span text:style-name="T17">Integer</text:span><text:span text:style-name="T16">, </text:span><text:span text:style-name="T17">List&lt;Integer&gt;</text:span></text:p>
                  </text:list-item>
                  <text:list-item>
                    <text:p text:style-name="P17"><text:span text:style-name="T18">Dependent Types: </text:span><text:span text:style-name="T10">List&lt;Integer, length=5&gt;</text:span><text:span text:style-name="T18">, </text:span><text:span text:style-name="T17">List&lt;Integer, length=6&gt;</text:span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16" draw:layer="layout" svg:width="26cm" svg:height="1.328cm" svg:x="1cm" svg:y="0.5cm" presentation:class="title">
          <draw:text-box>
            <text:p text:style-name="P1">Label Dependent Type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5">types</text:span> that depend on <text:span text:style-name="T15">values</text:span></text:p>
                <text:list>
                  <text:list-item>
                    <text:p><text:span text:style-name="T16">Types: </text:span><text:span text:style-name="T17">Integer</text:span><text:span text:style-name="T16">, </text:span><text:span text:style-name="T17">List&lt;Integer&gt;</text:span></text:p>
                  </text:list-item>
                  <text:list-item>
                    <text:p text:style-name="P17"><text:span text:style-name="T18">Dependent Types: </text:span><text:span text:style-name="T10">List&lt;Integer, length=5&gt;</text:span><text:span text:style-name="T18">, </text:span><text:span text:style-name="T17">List&lt;Integer, length=6&gt;</text:span></text:p>
                  </text:list-item>
                </text:list>
              </text:list-item>
              <text:list-item>
                <text:p><text:span text:style-name="T15">Label</text:span> Dependent Types may only depend on <text:span text:style-name="T15">labels</text:span></text:p>
              </text:list-item>
              <text:list-item>
                <text:p>Labels: <text:span text:style-name="T9">‘T</text:span>, <text:span text:style-name="T9">‘F</text:span>, <text:span text:style-name="T9">‘foo</text:span>, <text:span text:style-name="T9">‘bar</text:span>, …</text:p>
              </text:list-item>
              <text:list-item>
                <text:p>Label Type = finite non-empty Set of Labels</text:p>
                <text:list>
                  <text:list-item>
                    <text:p>‘T<text:tab/>∈<text:span text:style-name="T9">{‘T, ‘F}</text:span></text:p>
                  </text:list-item>
                  <text:list-item>
                    <text:p>‘foo<text:tab/>∉<text:span text:style-name="T9">{‘T, ‘F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user-transformed="true">
          <draw:text-box>
            <text:p text:style-name="P1">Label Dependent Lambda Calculus (1/2)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A label type… Bool := <text:span text:style-name="T9">{‘T, ‘F}</text:span></text:p>
              </text:list-item>
              <text:list-item>
                <text:p text:style-name="P23">Eliminating labels…<text:line-break/>not := <text:span text:style-name="T9">λ(x : Bool).</text:span><text:span text:style-name="T19">case</text:span><text:span text:style-name="T9"> x {</text:span><text:span text:style-name="T20">‘T: ‘F</text:span><text:span text:style-name="T9">, </text:span><text:span text:style-name="T21">‘F: ‘T</text:span><text:span text:style-name="T9">}</text:span></text:p>
              </text:list-item>
              <text:list-item>
                <text:p text:style-name="P23"><text:span text:style-name="T22">And its </text:span><text:span text:style-name="T23">type (not label dependent)…</text:span><text:span text:style-name="T23"><text:line-break/></text:span><text:span text:style-name="T23">not <text:s/>: </text:span><text:span text:style-name="T24">Π</text:span><text:span text:style-name="T9">(x : Bool).Boo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user-transformed="true">
          <draw:text-box>
            <text:p text:style-name="P1">Label Dependent Lambda Calculus (2/2)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3">A label dependent type…</text:span><text:span text:style-name="T23"><text:line-break/></text:span><text:span text:style-name="T24">Π</text:span><text:span text:style-name="T25">(x : Bool)</text:span><text:span text:style-name="T25"><text:line-break/></text:span><text:span text:style-name="T25"><text:tab/></text:span><text:span text:style-name="T25">.</text:span><text:span text:style-name="T24">Π</text:span><text:span text:style-name="T9">(y : </text:span><text:span text:style-name="T19">case</text:span><text:span text:style-name="T9"> x {</text:span><text:span text:style-name="T20">‘T: Int</text:span><text:span text:style-name="T9">, </text:span><text:span text:style-name="T21">‘F: </text:span><text:span text:style-name="T21">Bool</text:span><text:span text:style-name="T9">})</text:span><text:span text:style-name="T9"><text:line-break/></text:span><text:span text:style-name="T9"><text:tab/></text:span><text:span text:style-name="T9"><text:tab/></text:span><text:span text:style-name="T9"> <text:s text:c="2"/>.</text:span><text:span text:style-name="T19">case</text:span><text:span text:style-name="T9"> x {</text:span><text:span text:style-name="T20">‘T: Int</text:span><text:span text:style-name="T9">, </text:span><text:span text:style-name="T21">‘F: </text:span><text:span text:style-name="T21">Bool</text:span><text:span text:style-name="T9">}</text:span></text:p>
              </text:list-item>
              <text:list-item>
                <text:p>implemented by…<text:line-break/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</text:span><text:span text:style-name="T21">Bool</text:span><text:span text:style-name="T9">})</text:span><text:span text:style-name="T9"><text:line-break/></text:span><text:span text:style-name="T9"><text:tab/></text:span><text:span text:style-name="T9"><text:tab/></text:span><text:span text:style-name="T9"> <text:s text:c="2"/>.</text:span><text:span text:style-name="T19">case</text:span><text:span text:style-name="T9"> x {</text:span><text:span text:style-name="T20">‘T: 17+y</text:span><text:span text:style-name="T9">, </text:span><text:span text:style-name="T21">‘F: </text:span><text:span text:style-name="T21">not y</text:span><text:span text:style-name="T9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Foliennummer&gt;</text:page-number></text:span><text:span text:style-name="MT1">/</text:span><text:span text:style-name="MT1"><text:page-count>8</text:page-count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09:21:23.674693236</meta:creation-date>
    <meta:editing-duration>PT4H44M25S</meta:editing-duration>
    <meta:editing-cycles>59</meta:editing-cycles>
    <meta:generator>LibreOffice/7.3.2.2$Linux_X86_64 LibreOffice_project/30$Build-2</meta:generator>
    <dc:title>Blue Curve</dc:title>
    <dc:date>2022-04-16T15:52:37.967186911</dc:date>
    <dc:creator>Thomas Leyh</dc:creator>
    <meta:document-statistic meta:object-count="76"/>
  </office:meta>
</office:document-meta>
</file>